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3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number-columns-repeated="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° dossier FRP opposé</text:p>
          </table:table-cell>
          <table:table-cell office:value-type="string" calcext:value-type="string">
            <text:p>N° dossier FRP opposant</text:p>
          </table:table-cell>
          <table:table-cell office:value-type="string" calcext:value-type="string">
            <text:p>Montant opposition</text:p>
          </table:table-cell>
          <table:table-cell office:value-type="string" calcext:value-type="string">
            <text:p>Date d’effet = date réception SATD</text:p>
          </table:table-cell>
          <table:table-cell office:value-type="string" calcext:value-type="string">
            <text:p>Réf jugement validité = réf SATD</text:p>
          </table:table-cell>
          <table:table-cell office:value-type="string" calcext:value-type="string">
            <text:p>N°affaire code 1760</text:p>
          </table:table-cell>
          <table:table-cell office:value-type="string" calcext:value-type="string">
            <text:p>Montant de l’affaire au code 1760</text:p>
          </table:table-cell>
          <table:table-cell office:value-type="string" calcext:value-type="string">
            <text:p>Montant à créer en « affaire service » au code 7055</text:p>
          </table:table-cell>
          <table:table-cell office:value-type="string" calcext:value-type="string">
            <text:p>Identification du bénéficiaire de la dépense</text:p>
          </table:table-cell>
          <table:table-cell office:value-type="string" calcext:value-type="string">
            <text:p>Codique du service bénéficiaire</text:p>
          </table:table-cell>
          <table:table-cell office:value-type="string" calcext:value-type="string">
            <text:p>RANG RIB pour le remboursement du service bénéficiaire</text:p>
          </table:table-cell>
          <table:table-cell office:value-type="string" calcext:value-type="string">
            <text:p>RANG RIB pour le remboursement à la société </text:p>
          </table:table-cell>
          <table:table-cell office:value-type="string" calcext:value-type="string">
            <text:p>SIREN du redevable pour le libellé du virement pour la société</text:p>
          </table:table-cell>
          <table:table-cell office:value-type="string" calcext:value-type="string">
            <text:p>Numéro et date de l'opération de dépense effectuée dans Médoc pour paiement du poste comptable RNF ayant émis la SATD </text:p>
          </table:table-cell>
        </table:table-row>
        <table:table-row table:style-name="ro1">
          <table:table-cell office:value-type="float" office:value="610997" calcext:value-type="float">
            <text:p>610997</text:p>
          </table:table-cell>
          <table:table-cell office:value-type="float" office:value="203743" calcext:value-type="float">
            <text:p>2037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3-02-22</text:p>
          </table:table-cell>
          <table:table-cell office:value-type="string" calcext:value-type="string">
            <text:p>220123456789AAB1</text:p>
          </table:table-cell>
          <table:table-cell office:value-type="string" calcext:value-type="string">
            <text:p>202300227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/DDFIP 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619445" calcext:value-type="float">
            <text:p>398619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809" calcext:value-type="float">
            <text:p>642809</text:p>
          </table:table-cell>
          <table:table-cell office:value-type="float" office:value="203743" calcext:value-type="float">
            <text:p>2037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23-02-22</text:p>
          </table:table-cell>
          <table:table-cell office:value-type="string" calcext:value-type="string">
            <text:p>220123456789AAB2</text:p>
          </table:table-cell>
          <table:table-cell office:value-type="string" calcext:value-type="string">
            <text:p>202300227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/DDFIP 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619445" calcext:value-type="float">
            <text:p>398619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997" calcext:value-type="float">
            <text:p>610997</text:p>
          </table:table-cell>
          <table:table-cell office:value-type="float" office:value="203743" calcext:value-type="float">
            <text:p>20374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23-02-23</text:p>
          </table:table-cell>
          <table:table-cell office:value-type="string" calcext:value-type="string">
            <text:p>220123456789AAB3</text:p>
          </table:table-cell>
          <table:table-cell office:value-type="string" calcext:value-type="string">
            <text:p>2023002274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/DDFIP 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619445" calcext:value-type="float">
            <text:p>398619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998" calcext:value-type="float">
            <text:p>610998</text:p>
          </table:table-cell>
          <table:table-cell office:value-type="float" office:value="203743" calcext:value-type="float">
            <text:p>20374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023-02-22</text:p>
          </table:table-cell>
          <table:table-cell office:value-type="string" calcext:value-type="string">
            <text:p>220123456789AAB4</text:p>
          </table:table-cell>
          <table:table-cell office:value-type="string" calcext:value-type="string">
            <text:p>202300227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/DDFIP 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619445" calcext:value-type="float">
            <text:p>398619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997" calcext:value-type="float">
            <text:p>610997</text:p>
          </table:table-cell>
          <table:table-cell office:value-type="float" office:value="203743" calcext:value-type="float">
            <text:p>20374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23-02-22</text:p>
          </table:table-cell>
          <table:table-cell office:value-type="string" calcext:value-type="string">
            <text:p>220123456789AAB5</text:p>
          </table:table-cell>
          <table:table-cell office:value-type="string" calcext:value-type="string">
            <text:p>2023002276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/DDFIP 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619445" calcext:value-type="float">
            <text:p>39861944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 style:data-style-name="N2" text:time-value="16:02:41.0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.lin1$Windows_X86_64 LibreOffice_project/ac167a92e33a5447f0bf604564addc465dbb4b35</meta:generator>
    <meta:editing-duration>PT25S</meta:editing-duration>
    <meta:editing-cycles>2</meta:editing-cycles>
    <meta:creation-date>2023-04-14T16:02:41.141000000</meta:creation-date>
    <dc:date>2023-04-14T16:03:02.724000000</dc:date>
    <meta:document-statistic meta:table-count="1" meta:cell-count="84" meta:object-count="0"/>
  </office:meta>
</office:document-meta>
</file>